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7pt" style:font-size-asian="7pt" style:font-size-complex="7pt"/>
    </style:style>
    <style:style style:name="P2" style:family="paragraph" style:parent-style-name="Preformatted_20_Text">
      <style:text-properties fo:font-size="7pt" officeooo:rsid="0009f497" officeooo:paragraph-rsid="0009f497" style:font-size-asian="7pt" style:font-size-complex="7pt"/>
    </style:style>
    <style:style style:name="P3" style:family="paragraph" style:parent-style-name="Preformatted_20_Text">
      <style:text-properties fo:font-size="7pt" officeooo:paragraph-rsid="000d3025" style:font-size-asian="7pt" style:font-size-complex="7pt"/>
    </style:style>
    <style:style style:name="P4" style:family="paragraph" style:parent-style-name="Preformatted_20_Text">
      <style:text-properties fo:font-size="7pt" officeooo:paragraph-rsid="000d9194" style:font-size-asian="7pt" style:font-size-complex="7pt"/>
    </style:style>
    <style:style style:name="P5" style:family="paragraph" style:parent-style-name="Preformatted_20_Text">
      <style:text-properties fo:font-size="7pt" officeooo:paragraph-rsid="000e35f1" style:font-size-asian="7pt" style:font-size-complex="7pt"/>
    </style:style>
    <style:style style:name="P6" style:family="paragraph" style:parent-style-name="Preformatted_20_Text">
      <style:text-properties fo:font-size="7pt" officeooo:paragraph-rsid="000faeb5" style:font-size-asian="7pt" style:font-size-complex="7pt"/>
    </style:style>
    <style:style style:name="P7" style:family="paragraph" style:parent-style-name="Preformatted_20_Text">
      <style:text-properties fo:font-size="7pt" style:text-underline-style="solid" style:text-underline-width="auto" style:text-underline-color="font-color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194" style:font-weight-asian="bold" style:font-weight-complex="bold"/>
    </style:style>
    <style:style style:name="T3" style:family="text">
      <style:text-properties officeooo:rsid="000d9194"/>
    </style:style>
    <style:style style:name="T4" style:family="text">
      <style:text-properties fo:font-style="italic" officeooo:rsid="000d9194" style:font-style-asian="italic" style:font-style-complex="italic"/>
    </style:style>
    <style:style style:name="T5" style:family="text">
      <style:text-properties fo:font-style="italic" fo:font-weight="bold" officeooo:rsid="000d9194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ck AwsCdkPipelineStackWorkloadStageWorkloadStackE9E83C9F (WorkloadStage-<text:span text:style-name="T9">WorkloadStack</text:span>)</text:p>
      <text:p text:style-name="P1"><text:span text:style-name="T7">IAM Statement Changes</text:span></text:p>
      <text:p text:style-name="P1">│ + │ ${WorkloadStage/WorkloadStack/ALBFargateService/TaskDef/Ex │ Allow <text:s/>│ sts:AssumeRole <text:s text:c="18"/>│ Service:ecs-tasks.amazonaws.com <text:s text:c="28"/></text:p>
      <text:p text:style-name="P1">│ <text:s text:c="2"/>│ ecutionRole.Arn} <text:s text:c="42"/>│ <text:s text:c="7"/>│ <text:s text:c="33"/>│ <text:s text:c="60"/>│</text:p>
      <text:p text:style-name="P1"/>
      <text:p text:style-name="P1">│ + │ ${WorkloadStage/WorkloadStack/ALBFargateService/TaskDef/Ta │ Allow <text:s/>│ sts:AssumeRole <text:s text:c="18"/>│ Service:ecs-tasks.amazonaws.com <text:s text:c="28"/></text:p>
      <text:p text:style-name="P1">│ <text:s text:c="2"/>│ skRole.Arn} <text:s text:c="47"/>│ <text:s text:c="7"/>│ <text:s text:c="33"/>│ <text:s text:c="60"/>│</text:p>
      <text:p text:style-name="P1"/>
      <text:p text:style-name="P1">│ + │ ${WorkloadStage/WorkloadStack/ALBFargateService/TaskDef/we │ Allow <text:s/>│ logs:CreateLogStream <text:s text:c="12"/>│ AWS:${WorkloadStage/WorkloadStack/ALBFargateService/TaskDef │</text:p>
      <text:p text:style-name="P1">│ <text:s text:c="2"/>│ b/LogGroup.Arn} <text:s text:c="43"/>│ <text:s text:c="7"/>│ logs:PutLogEvents <text:s text:c="15"/>│ /ExecutionRole} <text:s text:c="44"/>│</text:p>
      <text:p text:style-name="P1"/>
      <text:p text:style-name="P1">│ + │ * <text:s text:c="57"/>│ Allow <text:s/>│ ecr:GetAuthorizationToken <text:s text:c="7"/>│ AWS:${WorkloadStage/WorkloadStack/ALBFargateService/TaskDef │</text:p>
      <text:p text:style-name="P1">│ <text:s text:c="63"/>│ <text:s text:c="7"/>│ <text:s text:c="33"/>│ /ExecutionRole} <text:s text:c="44"/>│</text:p>
      <text:p text:style-name="P1"/>
      <text:p text:style-name="P1">│ + │ arn:${AWS::Partition}:ecr:${AWS::Region}:${AWS::AccountId} │ Allow <text:s/>│ ecr:BatchCheckLayerAvailability <text:s/>│ AWS:${WorkloadStage/WorkloadStack/ALBFargateService/TaskDef │</text:p>
      <text:p text:style-name="P1">│ <text:s text:c="2"/>│ :repository/{"Fn::Sub":"cdk-hnb659fds-container-assets-${A │ <text:s text:c="7"/>│ ecr:BatchGetImage <text:s text:c="15"/>│ /ExecutionRole} <text:s text:c="44"/></text:p>
      <text:p text:style-name="P1">│ <text:s text:c="2"/>│ WS::AccountId}-${AWS::Region}"} <text:s text:c="27"/>│ <text:s text:c="7"/>│ ecr:GetDownloadUrlForLayer <text:s text:c="6"/>│ <text:s text:c="60"/></text:p>
      <text:p text:style-name="P1"/>
      <text:p text:style-name="P7">Security Group Changes</text:p>
      <text:p text:style-name="P1">│ + │ ${WorkloadStage/WorkloadStack/ALBFargateService/LB/SecurityGroup.GroupId} <text:s text:c="5"/>│ In <text:s/>│ TCP 80 <text:s text:c="4"/>│ Everyone (IPv4) <text:s text:c="63"/>│</text:p>
      <text:p text:style-name="P1">│ + │ ${WorkloadStage/WorkloadStack/ALBFargateService/LB/SecurityGroup.GroupId} <text:s text:c="5"/>│ Out │ TCP 80 <text:s text:c="4"/>│ ${WorkloadStage/WorkloadStack/ALBFargateService/Service/SecurityGroup.GroupId} │</text:p>
      <text:p text:style-name="P2"/>
      <text:p text:style-name="P1">│ + │ ${WorkloadStage/WorkloadStack/ALBFargateService/Service/SecurityGroup.GroupId} │ In <text:s/>│ TCP 80 <text:s text:c="4"/>│ ${WorkloadStage/WorkloadStack/ALBFargateService/LB/SecurityGroup.GroupId} <text:s text:c="5"/>│</text:p>
      <text:p text:style-name="P1">│ + │ ${WorkloadStage/WorkloadStack/ALBFargateService/Service/SecurityGroup.GroupId} │ Out │ Everything │ Everyone (IPv4) <text:s text:c="63"/>│</text:p>
      <text:p text:style-name="P1"/>
      <text:p text:style-name="P7">Resources</text:p>
      <text:p text:style-name="P1">[+] <text:span text:style-name="T1">AWS::EC2::VPC</text:span> WorkloadStage/WorkloadStack/VPC </text:p>
      <text:p text:style-name="P5">[+] <text:span text:style-name="T1">AWS::EC2::InternetGateway</text:span> WorkloadStage/WorkloadStack/VPC/IGW </text:p>
      <text:p text:style-name="P6">[+] <text:span text:style-name="T1">AWS::EC2::VPCGatewayAttachment</text:span> WorkloadStage/WorkloadStack/VPC/VPCGW </text:p>
      <text:p text:style-name="P1"/>
      <text:p text:style-name="P1">[+] <text:span text:style-name="T1">AWS::EC2::Subnet</text:span> WorkloadStage/WorkloadStack/VPC/<text:span text:style-name="T3">{(</text:span><text:span text:style-name="T1">Public</text:span><text:span text:style-name="T3">|</text:span><text:span text:style-name="T2">Private</text:span><text:span text:style-name="T3">)</text:span>Subnet<text:span text:style-name="T5">N</text:span><text:span text:style-name="T3">}</text:span>/Subnet </text:p>
      <text:p text:style-name="P4">[+] <text:span text:style-name="T1">AWS::EC2::RouteTable</text:span> WorkloadStage/WorkloadStack/VPC/<text:span text:style-name="T3">{(</text:span><text:span text:style-name="T1">Public</text:span><text:span text:style-name="T3">|</text:span><text:span text:style-name="T2">Private</text:span><text:span text:style-name="T3">)</text:span>Subnet<text:span text:style-name="T5">N</text:span><text:span text:style-name="T3">}</text:span>/RouteTable </text:p>
      <text:p text:style-name="P4">[+] A<text:span text:style-name="T1">WS::EC2::Route</text:span> WorkloadStage/WorkloadStack/VPC/<text:span text:style-name="T3">{(</text:span><text:span text:style-name="T1">Public</text:span><text:span text:style-name="T3">|</text:span><text:span text:style-name="T2">Private</text:span><text:span text:style-name="T3">)</text:span>Subnet<text:span text:style-name="T5">N</text:span><text:span text:style-name="T3">}</text:span>/DefaultRoute </text:p>
      <text:p text:style-name="P4">[+] <text:span text:style-name="T1">AWS::EC2::SubnetRouteTableAssociation</text:span> WorkloadStage/WorkloadStack/VPC/<text:span text:style-name="T3">{(</text:span><text:span text:style-name="T1">Public</text:span><text:span text:style-name="T3">|</text:span><text:span text:style-name="T2">Private</text:span><text:span text:style-name="T3">)</text:span>Subnet<text:span text:style-name="T5">N</text:span><text:span text:style-name="T3">}</text:span>/RouteTableAssociation </text:p>
      <text:p text:style-name="P5"/>
      <text:p text:style-name="P5">[+] <text:span text:style-name="T1">AWS::EC2::NatGateway</text:span> WorkloadStage/WorkloadStack/VPC/<text:span text:style-name="T3">{</text:span><text:span text:style-name="T1">Public</text:span>Subnet<text:span text:style-name="T5">N</text:span><text:span text:style-name="T3">}</text:span>/NATGateway </text:p>
      <text:p text:style-name="P5">[+] A<text:span text:style-name="T1">WS::EC2::EIP</text:span> WorkloadStage/WorkloadStack/VPC/<text:span text:style-name="T3">{</text:span><text:span text:style-name="T1">Public</text:span>Subnet<text:span text:style-name="T5">N</text:span><text:span text:style-name="T3">}</text:span>/EIP </text:p>
      <text:p text:style-name="P3"/>
      <text:p text:style-name="P3">[+] <text:span text:style-name="T1">AWS::ECS::Cluster</text:span> WorkloadStage/WorkloadStack/EcsDefaultClusterMnL3mNNYNVPC </text:p>
      <text:p text:style-name="P3">[+] <text:span text:style-name="T1">AWS::ECS::Service</text:span> WorkloadStage/WorkloadStack/ALBFargateService/Service/Service </text:p>
      <text:p text:style-name="P3">[+] <text:span text:style-name="T1">AWS::ECS::TaskDefinition</text:span> WorkloadStage/WorkloadStack/ALBFargateService/TaskDef </text:p>
      <text:p text:style-name="P3"/>
      <text:p text:style-name="P1">[+] <text:span text:style-name="T1">AWS::ElasticLoadBalancingV2::LoadBalancer</text:span> WorkloadStage/WorkloadStack/ALBFargateService/LB </text:p>
      <text:p text:style-name="P1">[+] <text:span text:style-name="T1">AWS::ElasticLoadBalancingV2::Listener</text:span> WorkloadStage/WorkloadStack/ALBFargateService/LB/PublicListener </text:p>
      <text:p text:style-name="P1">[+] <text:span text:style-name="T1">AWS::ElasticLoadBalancingV2::TargetGroup</text:span> WorkloadStage/WorkloadStack/ALBFargateService/LB/PublicListener/ECSGroup </text:p>
      <text:p text:style-name="P1"/>
      <text:p text:style-name="P1">[+] <text:span text:style-name="T1">AWS::Logs::LogGroup</text:span> WorkloadStage/WorkloadStack/ALBFargateService/TaskDef/web/LogGroup </text:p>
      <text:p text:style-name="P3">[+] <text:span text:style-name="T1">AWS::IAM::Role</text:span> WorkloadStage/WorkloadStack/ALBFargateService/TaskDef/TaskRole </text:p>
      <text:p text:style-name="P1">[+] <text:span text:style-name="T1">AWS::IAM::Role</text:span> WorkloadStage/WorkloadStack/ALBFargateService/TaskDef/ExecutionRole </text:p>
      <text:p text:style-name="P1">[+] <text:span text:style-name="T1">AWS::IAM::Policy</text:span> WorkloadStage/WorkloadStack/ALBFargateService/TaskDef/ExecutionRole/DefaultPolicy </text:p>
      <text:p text:style-name="P1">[+] <text:span text:style-name="T1">AWS::EC2::SecurityGroup</text:span> WorkloadStage/WorkloadStack/ALBFargateService/Service/SecurityGroup </text:p>
      <text:p text:style-name="P1">[+] <text:span text:style-name="T1">AWS::EC2::SecurityGroupIngress</text:span> WorkloadStage/WorkloadStack/ALBFargateService/Service/SecurityGroup/from AwsCdkPipelineStackWorkloadStageWorkloadStackALBFargateServiceLBSecurityGroup</text:p>
      <text:p text:style-name="P3">[+] <text:span text:style-name="T1">AWS::EC2::SecurityGroup</text:span> WorkloadStage/WorkloadStack/ALBFargateService/LB/SecurityGroup </text:p>
      <text:p text:style-name="P3">[+] <text:span text:style-name="T1">AWS::EC2::SecurityGroupEgress</text:span> WorkloadStage/WorkloadStack/ALBFargateService/LB/SecurityGroup/to AwsCdkPipelineStackWorkloadStageWorkloadStackALBFargateServiceSecurityGroup</text:p>
      <text:p text:style-name="P3"/>
      <text:p text:style-name="P1">[+] <text:span text:style-name="T1">AWS::ApplicationAutoScaling</text:span>::ScalableTarget WorkloadStage/WorkloadStack/ALBFargateService/Service/TaskCount/Target </text:p>
      <text:p text:style-name="P1">[+] <text:span text:style-name="T1">AWS::ApplicationAutoScaling</text:span>::ScalingPolicy WorkloadStage/WorkloadStack/ALBFargateService/Service/TaskCount/Target/CpuScaling </text:p>
      <text:p text:style-name="P1"/>
      <text:p text:style-name="P1">[+] <text:span text:style-name="T1">AWS::CloudWatch::Alarm</text:span> WorkloadStage/WorkloadStack/CPUAlarm </text:p>
      <text:p text:style-name="P1"/>
      <text:p text:style-name="P7">Outputs</text:p>
      <text:p text:style-name="P1">[+] Output WorkloadStage/WorkloadStack/ALBFargateService/LoadBalancerDNS ALBFargateServiceLoadBalancerDNSAFB2EDDB: {"Value":{"Fn::GetAtt":["ALBFargateServiceLB64A0074E","DNSName"]}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.04cm" fo:margin-right="0.64cm" fo:border="none" fo:padding="0.049cm" style:writing-mode="lr-tb" style:footnote-max-height="0cm" loext:margin-gutter="0.4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11:37:25.525834162</meta:creation-date>
    <dc:date>2022-02-07T14:35:15.018857347</dc:date>
    <meta:editing-duration>PT2H26M56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1" meta:paragraph-count="47" meta:word-count="242" meta:character-count="5485" meta:non-whitespace-character-count="4212"/>
  </office:meta>
</office:document-meta>
</file>